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Mean Electric Field</text:p>
          </table:table-cell>
          <table:covered-table-cell table:number-columns-repeated="4"/>
        </table:table-row>
        <table:table-row table:style-name="ro1">
          <table:table-cell table:style-name="ce2" office:value-type="string" table:number-columns-spanned="2" table:number-rows-spanned="1">
            <text:p>Outside Capacitor</text:p>
          </table:table-cell>
          <table:covered-table-cell/>
          <table:table-cell table:style-name="ce2" office:value-type="string">
            <text:p>Inside Capacitor</text:p>
          </table:table-cell>
          <table:table-cell table:style-name="ce2" office:value-type="string" table:number-columns-spanned="2" table:number-rows-spanned="1">
            <text:p>On plates</text:p>
          </table:table-cell>
          <table:covered-table-cell/>
        </table:table-row>
        <table:table-row table:style-name="ro1">
          <table:table-cell office:value-type="string">
            <text:p>Left</text:p>
          </table:table-cell>
          <table:table-cell office:value-type="string">
            <text:p>Right</text:p>
          </table:table-cell>
          <table:table-cell/>
          <table:table-cell office:value-type="string">
            <text:p>Left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float" office:value="0.0231285697123">
            <text:p>0.0231285697</text:p>
          </table:table-cell>
          <table:table-cell office:value-type="float" office:value="0.0242462441902">
            <text:p>0.0242462442</text:p>
          </table:table-cell>
          <table:table-cell office:value-type="float" office:value="0.493998874626">
            <text:p>0.4939988746</text:p>
          </table:table-cell>
          <table:table-cell office:value-type="float" office:value="0.23694392983">
            <text:p>0.2369439298</text:p>
          </table:table-cell>
          <table:table-cell office:value-type="float" office:value="0.236770956443">
            <text:p>0.2367709564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formula="of:=AVERAGE([.A4:.B4])" office:value-type="float" office:value="0.02368740695125">
            <text:p>0.023687407</text:p>
          </table:table-cell>
          <table:table-cell table:number-columns-repeated="2"/>
          <table:table-cell table:formula="of:=AVERAGE([.D4:.E4])" office:value-type="float" office:value="0.2368574431365">
            <text:p>0.236857443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1:20:22</meta:creation-date>
    <dc:date>2014-03-10T01:55:50</dc:date>
    <meta:editing-duration>PT32M37S</meta:editing-duration>
    <meta:editing-cycles>2</meta:editing-cycles>
    <meta:generator>LibreOffice/3.5$Linux_X86_64 LibreOffice_project/350m1$Build-2</meta:generator>
    <meta:document-statistic meta:table-count="3" meta:cell-count="15" meta:object-count="0"/>
  </office:meta>
</office:document-meta>
</file>